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・・・もう・・・っ！　なんでこんなに混んでる
　のよ・・・！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じっとしてらんな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・・・トイレ・・・トイレ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あートイレ行きたい・・・！　もう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後ろの男
「なあ、あんたさっきから調子が悪そうだけど
　大丈夫か？」</text:p>
          </table:table-cell>
          <table:table-cell table:number-columns-repeated="1023"/>
        </table:table-row>
        <table:table-row>
          <table:table-cell table:style-name="ce0" office:value-type="string">
            <text:p>えっ！？！？　あ、あたしですか！？</text:p>
          </table:table-cell>
          <table:table-cell table:number-columns-repeated="1023"/>
        </table:table-row>
        <table:table-row>
          <table:table-cell table:style-name="ce0" office:value-type="string">
            <text:p>べ、べ、別に！平気です！　だ、大丈夫です！</text:p>
          </table:table-cell>
          <table:table-cell table:number-columns-repeated="1023"/>
        </table:table-row>
        <table:table-row>
          <table:table-cell table:style-name="ce0" office:value-type="string">
            <text:p>後ろの男
「そうかい？　ならいいんだけど・・・」</text:p>
          </table:table-cell>
          <table:table-cell table:number-columns-repeated="1023"/>
        </table:table-row>
        <table:table-row>
          <table:table-cell table:style-name="ce0" office:value-type="string">
            <text:p>（や、やばい・・・体揺らしたりしてたらバレちゃう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じっと我慢しなきゃ・・・っ！　忍耐力の
　見せどころよ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